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2pt"/>
    </style:style>
    <style:style style:name="co3" style:family="table-column">
      <style:table-column-properties fo:break-before="auto" style:column-width="120.16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84.25pt"/>
    </style:style>
    <style:style style:name="co6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lta+Max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UNS=20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tarting Point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METO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l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→0</text:p>
          </table:table-cell>
          <table:table-cell office:value-type="string" calcext:value-type="string">
            <text:p>(300,0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lta rispetto al massimo con delta iniziale massimo dei precedent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ots</text:p>
          </table:table-cell>
          <table:table-cell table:style-name="ce1" office:value-type="string" calcext:value-type="string">
            <text:p>Episodes (Simulation Length)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tates above precision</text:p>
          </table:table-cell>
          <table:table-cell table:style-name="ce1" office:value-type="string" calcext:value-type="string">
            <text:p>States below precision</text:p>
          </table:table-cell>
          <table:table-cell table:style-name="ce1" office:value-type="string" calcext:value-type="string">
            <text:p>Percentage of Above Step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48.55" calcext:value-type="float">
            <text:p>48.55</text:p>
          </table:table-cell>
          <table:table-cell table:formula="of:=[.D4]/[.A4]*100" office:value-type="float" office:value="2.9" calcext:value-type="float">
            <text:p>2.9</text:p>
          </table:table-cell>
          <table:table-cell table:number-columns-repeated="7"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.05" calcext:value-type="float">
            <text:p>24.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8.7" calcext:value-type="float">
            <text:p>48.7</text:p>
          </table:table-cell>
          <table:table-cell table:formula="of:=[.D5]/[.A5]*100" office:value-type="float" office:value="2.6" calcext:value-type="float">
            <text:p>2.6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table:formula="of:=[.D6]/[.A6]*100" office:value-type="float" office:value="10.8" calcext:value-type="float">
            <text:p>10.8</text:p>
          </table:table-cell>
          <table:table-cell table:number-columns-repeated="7"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22.8" calcext:value-type="float">
            <text:p>22.8</text:p>
          </table:table-cell>
          <table:table-cell table:formula="of:=[.D7]/[.A7]*100" office:value-type="float" office:value="54.4" calcext:value-type="float">
            <text:p>54.4</text:p>
          </table:table-cell>
          <table:table-cell table:number-columns-repeated="7"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8" calcext:value-type="float">
            <text:p>20.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9.45" calcext:value-type="float">
            <text:p>9.45</text:p>
          </table:table-cell>
          <table:table-cell table:formula="of:=[.D8]/[.A8]*100" office:value-type="float" office:value="81.1" calcext:value-type="float">
            <text:p>81.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1.95" calcext:value-type="float">
            <text:p>41.95</text:p>
          </table:table-cell>
          <table:table-cell office:value-type="float" office:value="8.05" calcext:value-type="float">
            <text:p>8.05</text:p>
          </table:table-cell>
          <table:table-cell table:formula="of:=[.D9]/[.A9]*100" office:value-type="float" office:value="83.9" calcext:value-type="float">
            <text:p>83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5.5" calcext:value-type="float">
            <text:p>95.5</text:p>
          </table:table-cell>
          <table:table-cell table:formula="of:=[.D11]/[.A11]*100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96.25" calcext:value-type="float">
            <text:p>96.25</text:p>
          </table:table-cell>
          <table:table-cell table:formula="of:=[.D12]/[.A12]*100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[.D13]/[.A13]*100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formula="of:=[.D14]/[.A14]*100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8.59999999999999" calcext:value-type="float">
            <text:p>8.59999999999999</text:p>
          </table:table-cell>
          <table:table-cell table:formula="of:=[.D15]/[.A15]*100" office:value-type="float" office:value="91.4" calcext:value-type="float">
            <text:p>91.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8.15000000000001" calcext:value-type="float">
            <text:p>8.15000000000001</text:p>
          </table:table-cell>
          <table:table-cell table:formula="of:=[.D16]/[.A16]*100" office:value-type="float" office:value="91.85" calcext:value-type="float">
            <text:p>91.8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42.65" calcext:value-type="float">
            <text:p>142.65</text:p>
          </table:table-cell>
          <table:table-cell table:formula="of:=[.D18]/[.A18]*100" office:value-type="float" office:value="4.9" calcext:value-type="float">
            <text:p>4.9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05" calcext:value-type="float">
            <text:p>11.05</text:p>
          </table:table-cell>
          <table:table-cell office:value-type="float" office:value="138.95" calcext:value-type="float">
            <text:p>138.95</text:p>
          </table:table-cell>
          <table:table-cell table:formula="of:=[.D19]/[.A19]*100" office:value-type="float" office:value="7.36666666666667" calcext:value-type="float">
            <text:p>7.36666666666667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21.35" calcext:value-type="float">
            <text:p>121.35</text:p>
          </table:table-cell>
          <table:table-cell office:value-type="float" office:value="28.65" calcext:value-type="float">
            <text:p>28.65</text:p>
          </table:table-cell>
          <table:table-cell table:formula="of:=[.D20]/[.A20]*100" office:value-type="float" office:value="80.9" calcext:value-type="float">
            <text:p>80.9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39.75" calcext:value-type="float">
            <text:p>139.75</text:p>
          </table:table-cell>
          <table:table-cell office:value-type="float" office:value="10.25" calcext:value-type="float">
            <text:p>10.25</text:p>
          </table:table-cell>
          <table:table-cell table:formula="of:=[.D21]/[.A21]*100" office:value-type="float" office:value="93.1666666666667" calcext:value-type="float">
            <text:p>93.1666666666667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table:formula="of:=[.D22]/[.A22]*100" office:value-type="float" office:value="94.6666666666667" calcext:value-type="float">
            <text:p>94.6666666666667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table:formula="of:=[.D23]/[.A23]*100" office:value-type="float" office:value="94.6666666666667" calcext:value-type="float">
            <text:p>94.666666666666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191.45" calcext:value-type="float">
            <text:p>191.45</text:p>
          </table:table-cell>
          <table:table-cell table:formula="of:=[.D25]/[.A25]*100" office:value-type="float" office:value="4.275" calcext:value-type="float">
            <text:p>4.27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7" calcext:value-type="float">
            <text:p>36.7</text:p>
          </table:table-cell>
          <table:table-cell office:value-type="float" office:value="163.3" calcext:value-type="float">
            <text:p>163.3</text:p>
          </table:table-cell>
          <table:table-cell table:formula="of:=[.D26]/[.A26]*100" office:value-type="float" office:value="18.35" calcext:value-type="float">
            <text:p>18.3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78.45" calcext:value-type="float">
            <text:p>178.45</text:p>
          </table:table-cell>
          <table:table-cell office:value-type="float" office:value="21.55" calcext:value-type="float">
            <text:p>21.55</text:p>
          </table:table-cell>
          <table:table-cell table:formula="of:=[.D27]/[.A27]*100" office:value-type="float" office:value="89.225" calcext:value-type="float">
            <text:p>89.22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91.25" calcext:value-type="float">
            <text:p>191.25</text:p>
          </table:table-cell>
          <table:table-cell office:value-type="float" office:value="8.75" calcext:value-type="float">
            <text:p>8.75</text:p>
          </table:table-cell>
          <table:table-cell table:formula="of:=[.D28]/[.A28]*100" office:value-type="float" office:value="95.625" calcext:value-type="float">
            <text:p>95.62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[.D29]/[.A29]*100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[.D30]/[.A30]*100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.65" calcext:value-type="float">
            <text:p>10.65</text:p>
          </table:table-cell>
          <table:table-cell office:value-type="float" office:value="239.35" calcext:value-type="float">
            <text:p>239.35</text:p>
          </table:table-cell>
          <table:table-cell table:formula="of:=[.D32]/[.A32]*100" office:value-type="float" office:value="4.26" calcext:value-type="float">
            <text:p>4.26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.4" calcext:value-type="float">
            <text:p>88.4</text:p>
          </table:table-cell>
          <table:table-cell office:value-type="float" office:value="161.6" calcext:value-type="float">
            <text:p>161.6</text:p>
          </table:table-cell>
          <table:table-cell table:formula="of:=[.D33]/[.A33]*100" office:value-type="float" office:value="35.36" calcext:value-type="float">
            <text:p>35.36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/>
          <table:table-cell office:value-type="float" office:value="238.9" calcext:value-type="float">
            <text:p>238.9</text:p>
          </table:table-cell>
          <table:table-cell office:value-type="float" office:value="11.1" calcext:value-type="float">
            <text:p>11.1</text:p>
          </table:table-cell>
          <table:table-cell table:formula="of:=[.D34]/[.A34]*100" office:value-type="float" office:value="95.56" calcext:value-type="float">
            <text:p>95.56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41.8" calcext:value-type="float">
            <text:p>241.8</text:p>
          </table:table-cell>
          <table:table-cell office:value-type="float" office:value="8.19999999999999" calcext:value-type="float">
            <text:p>8.19999999999999</text:p>
          </table:table-cell>
          <table:table-cell table:formula="of:=[.D35]/[.A35]*100" office:value-type="float" office:value="96.72" calcext:value-type="float">
            <text:p>96.72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formula="of:=[.D36]/[.A36]*100" office:value-type="float" office:value="96.8" calcext:value-type="float">
            <text:p>96.8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formula="of:=[.D37]/[.A37]*100" office:value-type="float" office:value="96.8" calcext:value-type="float">
            <text:p>96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.55" calcext:value-type="float">
            <text:p>46.55</text:p>
          </table:table-cell>
          <table:table-cell office:value-type="float" office:value="453.45" calcext:value-type="float">
            <text:p>453.45</text:p>
          </table:table-cell>
          <table:table-cell table:formula="of:=[.D39]/[.A39]*100" office:value-type="float" office:value="9.31" calcext:value-type="float">
            <text:p>9.31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9.45" calcext:value-type="float">
            <text:p>459.45</text:p>
          </table:table-cell>
          <table:table-cell office:value-type="float" office:value="40.55" calcext:value-type="float">
            <text:p>40.55</text:p>
          </table:table-cell>
          <table:table-cell table:formula="of:=[.D40]/[.A40]*100" office:value-type="float" office:value="91.89" calcext:value-type="float">
            <text:p>91.89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88.85" calcext:value-type="float">
            <text:p>488.85</text:p>
          </table:table-cell>
          <table:table-cell office:value-type="float" office:value="11.15" calcext:value-type="float">
            <text:p>11.15</text:p>
          </table:table-cell>
          <table:table-cell table:formula="of:=[.D41]/[.A41]*100" office:value-type="float" office:value="97.77" calcext:value-type="float">
            <text:p>97.77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  <table:table-cell table:formula="of:=[.D42]/[.A42]*100" office:value-type="float" office:value="98.4" calcext:value-type="float">
            <text:p>98.4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  <table:table-cell table:formula="of:=[.D43]/[.A43]*100" office:value-type="float" office:value="98.4" calcext:value-type="float">
            <text:p>98.4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91.95" calcext:value-type="float">
            <text:p>491.95</text:p>
          </table:table-cell>
          <table:table-cell office:value-type="float" office:value="8.05000000000001" calcext:value-type="float">
            <text:p>8.05000000000001</text:p>
          </table:table-cell>
          <table:table-cell table:formula="of:=[.D44]/[.A44]*100" office:value-type="float" office:value="98.39" calcext:value-type="float">
            <text:p>98.3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4.9" calcext:value-type="float">
            <text:p>364.9</text:p>
          </table:table-cell>
          <table:table-cell office:value-type="float" office:value="385.1" calcext:value-type="float">
            <text:p>385.1</text:p>
          </table:table-cell>
          <table:table-cell table:formula="of:=[.D46]/[.A46]*100" office:value-type="float" office:value="48.6533333333333" calcext:value-type="float">
            <text:p>48.6533333333333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7.55" calcext:value-type="float">
            <text:p>737.55</text:p>
          </table:table-cell>
          <table:table-cell office:value-type="float" office:value="12.45" calcext:value-type="float">
            <text:p>12.45</text:p>
          </table:table-cell>
          <table:table-cell table:formula="of:=[.D47]/[.A47]*100" office:value-type="float" office:value="98.34" calcext:value-type="float">
            <text:p>98.34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739.55" calcext:value-type="float">
            <text:p>739.55</text:p>
          </table:table-cell>
          <table:table-cell office:value-type="float" office:value="10.45" calcext:value-type="float">
            <text:p>10.45</text:p>
          </table:table-cell>
          <table:table-cell table:formula="of:=[.D48]/[.A48]*100" office:value-type="float" office:value="98.6066666666667" calcext:value-type="float">
            <text:p>98.6066666666667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8" calcext:value-type="float">
            <text:p>8</text:p>
          </table:table-cell>
          <table:table-cell table:formula="of:=[.D49]/[.A49]*100" office:value-type="float" office:value="98.9333333333333" calcext:value-type="float">
            <text:p>98.9333333333333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50" calcext:value-type="float">
            <text:p>750</text:p>
          </table:table-cell>
          <table:table-cell/>
          <table:table-cell office:value-type="float" office:value="741.95" calcext:value-type="float">
            <text:p>741.95</text:p>
          </table:table-cell>
          <table:table-cell office:value-type="float" office:value="8.04999999999995" calcext:value-type="float">
            <text:p>8.04999999999995</text:p>
          </table:table-cell>
          <table:table-cell table:formula="of:=[.D50]/[.A50]*100" office:value-type="float" office:value="98.9266666666667" calcext:value-type="float">
            <text:p>98.9266666666667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8" calcext:value-type="float">
            <text:p>8</text:p>
          </table:table-cell>
          <table:table-cell table:formula="of:=[.D51]/[.A51]*100" office:value-type="float" office:value="98.9333333333333" calcext:value-type="float">
            <text:p>98.93333333333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76.85" calcext:value-type="float">
            <text:p>876.85</text:p>
          </table:table-cell>
          <table:table-cell office:value-type="float" office:value="123.15" calcext:value-type="float">
            <text:p>123.15</text:p>
          </table:table-cell>
          <table:table-cell table:formula="of:=[.D53]/[.A53]*100" office:value-type="float" office:value="87.685" calcext:value-type="float">
            <text:p>87.685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4.1" calcext:value-type="float">
            <text:p>984.1</text:p>
          </table:table-cell>
          <table:table-cell office:value-type="float" office:value="15.9" calcext:value-type="float">
            <text:p>15.9</text:p>
          </table:table-cell>
          <table:table-cell table:formula="of:=[.D54]/[.A54]*100" office:value-type="float" office:value="98.41" calcext:value-type="float">
            <text:p>98.41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989.05" calcext:value-type="float">
            <text:p>989.05</text:p>
          </table:table-cell>
          <table:table-cell office:value-type="float" office:value="10.95" calcext:value-type="float">
            <text:p>10.95</text:p>
          </table:table-cell>
          <table:table-cell table:formula="of:=[.D55]/[.A55]*100" office:value-type="float" office:value="98.905" calcext:value-type="float">
            <text:p>98.905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991.9" calcext:value-type="float">
            <text:p>991.9</text:p>
          </table:table-cell>
          <table:table-cell office:value-type="float" office:value="8.10000000000002" calcext:value-type="float">
            <text:p>8.10000000000002</text:p>
          </table:table-cell>
          <table:table-cell table:formula="of:=[.D56]/[.A56]*100" office:value-type="float" office:value="99.19" calcext:value-type="float">
            <text:p>99.19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table:formula="of:=[.D57]/[.A57]*100" office:value-type="float" office:value="99.2" calcext:value-type="float">
            <text:p>99.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991.9" calcext:value-type="float">
            <text:p>991.9</text:p>
          </table:table-cell>
          <table:table-cell office:value-type="float" office:value="8.10000000000002" calcext:value-type="float">
            <text:p>8.10000000000002</text:p>
          </table:table-cell>
          <table:table-cell table:formula="of:=[.D58]/[.A58]*100" office:value-type="float" office:value="99.19" calcext:value-type="float">
            <text:p>99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35.5" calcext:value-type="float">
            <text:p>1235.5</text:p>
          </table:table-cell>
          <table:table-cell office:value-type="float" office:value="14.5" calcext:value-type="float">
            <text:p>14.5</text:p>
          </table:table-cell>
          <table:table-cell table:formula="of:=[.D60]/[.A60]*100" office:value-type="float" office:value="98.84" calcext:value-type="float">
            <text:p>98.84</text:p>
          </table:table-cell>
          <table:table-cell table:number-columns-repeated="101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35.5" calcext:value-type="float">
            <text:p>1235.5</text:p>
          </table:table-cell>
          <table:table-cell office:value-type="float" office:value="14.5" calcext:value-type="float">
            <text:p>14.5</text:p>
          </table:table-cell>
          <table:table-cell table:formula="of:=[.D61]/[.A61]*100" office:value-type="float" office:value="98.84" calcext:value-type="float">
            <text:p>98.84</text:p>
          </table:table-cell>
          <table:table-cell table:number-columns-repeated="101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237.85" calcext:value-type="float">
            <text:p>1237.85</text:p>
          </table:table-cell>
          <table:table-cell office:value-type="float" office:value="12.1500000000001" calcext:value-type="float">
            <text:p>12.1500000000001</text:p>
          </table:table-cell>
          <table:table-cell table:formula="of:=[.D62]/[.A62]*100" office:value-type="float" office:value="99.028" calcext:value-type="float">
            <text:p>99.028</text:p>
          </table:table-cell>
          <table:table-cell table:number-columns-repeated="101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41.9" calcext:value-type="float">
            <text:p>1241.9</text:p>
          </table:table-cell>
          <table:table-cell office:value-type="float" office:value="8.09999999999991" calcext:value-type="float">
            <text:p>8.09999999999991</text:p>
          </table:table-cell>
          <table:table-cell table:formula="of:=[.D63]/[.A63]*100" office:value-type="float" office:value="99.352" calcext:value-type="float">
            <text:p>99.352</text:p>
          </table:table-cell>
          <table:table-cell table:number-columns-repeated="101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241.8" calcext:value-type="float">
            <text:p>1241.8</text:p>
          </table:table-cell>
          <table:table-cell office:value-type="float" office:value="8.20000000000005" calcext:value-type="float">
            <text:p>8.20000000000005</text:p>
          </table:table-cell>
          <table:table-cell table:formula="of:=[.D64]/[.A64]*100" office:value-type="float" office:value="99.344" calcext:value-type="float">
            <text:p>99.344</text:p>
          </table:table-cell>
          <table:table-cell table:number-columns-repeated="101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41.9" calcext:value-type="float">
            <text:p>1241.9</text:p>
          </table:table-cell>
          <table:table-cell office:value-type="float" office:value="8.09999999999991" calcext:value-type="float">
            <text:p>8.09999999999991</text:p>
          </table:table-cell>
          <table:table-cell table:formula="of:=[.D65]/[.A65]*100" office:value-type="float" office:value="99.352" calcext:value-type="float">
            <text:p>99.35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86.5" calcext:value-type="float">
            <text:p>1486.5</text:p>
          </table:table-cell>
          <table:table-cell office:value-type="float" office:value="13.5" calcext:value-type="float">
            <text:p>13.5</text:p>
          </table:table-cell>
          <table:table-cell table:formula="of:=[.D67]/[.A67]*100" office:value-type="float" office:value="99.1" calcext:value-type="float">
            <text:p>99.1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5" calcext:value-type="float">
            <text:p>15</text:p>
          </table:table-cell>
          <table:table-cell table:formula="of:=[.D68]/[.A68]*100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float" office:value="13" calcext:value-type="float">
            <text:p>13</text:p>
          </table:table-cell>
          <table:table-cell table:formula="of:=[.D69]/[.A69]*100" office:value-type="float" office:value="99.1333333333333" calcext:value-type="float">
            <text:p>99.1333333333333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491.5" calcext:value-type="float">
            <text:p>1491.5</text:p>
          </table:table-cell>
          <table:table-cell office:value-type="float" office:value="8.5" calcext:value-type="float">
            <text:p>8.5</text:p>
          </table:table-cell>
          <table:table-cell table:formula="of:=[.D70]/[.A70]*100" office:value-type="float" office:value="99.4333333333333" calcext:value-type="float">
            <text:p>99.4333333333333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491.45" calcext:value-type="float">
            <text:p>1491.45</text:p>
          </table:table-cell>
          <table:table-cell office:value-type="float" office:value="8.54999999999995" calcext:value-type="float">
            <text:p>8.54999999999995</text:p>
          </table:table-cell>
          <table:table-cell table:formula="of:=[.D71]/[.A71]*100" office:value-type="float" office:value="99.43" calcext:value-type="float">
            <text:p>99.43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491.15" calcext:value-type="float">
            <text:p>1491.15</text:p>
          </table:table-cell>
          <table:table-cell office:value-type="float" office:value="8.84999999999991" calcext:value-type="float">
            <text:p>8.84999999999991</text:p>
          </table:table-cell>
          <table:table-cell table:formula="of:=[.D72]/[.A72]*100" office:value-type="float" office:value="99.41" calcext:value-type="float">
            <text:p>99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86.4" calcext:value-type="float">
            <text:p>1986.4</text:p>
          </table:table-cell>
          <table:table-cell office:value-type="float" office:value="13.5999999999999" calcext:value-type="float">
            <text:p>13.5999999999999</text:p>
          </table:table-cell>
          <table:table-cell table:formula="of:=[.D74]/[.A74]*100" office:value-type="float" office:value="99.32" calcext:value-type="float">
            <text:p>99.32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86.8" calcext:value-type="float">
            <text:p>1986.8</text:p>
          </table:table-cell>
          <table:table-cell office:value-type="float" office:value="13.2" calcext:value-type="float">
            <text:p>13.2</text:p>
          </table:table-cell>
          <table:table-cell table:formula="of:=[.D75]/[.A75]*100" office:value-type="float" office:value="99.34" calcext:value-type="float">
            <text:p>99.34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87.85" calcext:value-type="float">
            <text:p>1987.85</text:p>
          </table:table-cell>
          <table:table-cell office:value-type="float" office:value="12.1500000000001" calcext:value-type="float">
            <text:p>12.1500000000001</text:p>
          </table:table-cell>
          <table:table-cell table:formula="of:=[.D76]/[.A76]*100" office:value-type="float" office:value="99.3925" calcext:value-type="float">
            <text:p>99.3925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988.85" calcext:value-type="float">
            <text:p>1988.85</text:p>
          </table:table-cell>
          <table:table-cell office:value-type="float" office:value="11.1500000000001" calcext:value-type="float">
            <text:p>11.1500000000001</text:p>
          </table:table-cell>
          <table:table-cell table:formula="of:=[.D77]/[.A77]*100" office:value-type="float" office:value="99.4425" calcext:value-type="float">
            <text:p>99.4425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989.6" calcext:value-type="float">
            <text:p>1989.6</text:p>
          </table:table-cell>
          <table:table-cell office:value-type="float" office:value="10.4000000000001" calcext:value-type="float">
            <text:p>10.4000000000001</text:p>
          </table:table-cell>
          <table:table-cell table:formula="of:=[.D78]/[.A78]*100" office:value-type="float" office:value="99.48" calcext:value-type="float">
            <text:p>99.48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87.85" calcext:value-type="float">
            <text:p>1987.85</text:p>
          </table:table-cell>
          <table:table-cell office:value-type="float" office:value="12.1500000000001" calcext:value-type="float">
            <text:p>12.1500000000001</text:p>
          </table:table-cell>
          <table:table-cell table:formula="of:=[.D79]/[.A79]*100" office:value-type="float" office:value="99.3925" calcext:value-type="float">
            <text:p>99.3925</text:p>
          </table:table-cell>
          <table:table-cell table:number-columns-repeated="1018"/>
        </table:table-row>
      </table:table>
      <table:table table:name="Delta+0" table:style-name="ta1"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UNS=20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tarting Point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METODO</text:p>
          </table:table-cell>
        </table:table-row>
        <table:table-row table:style-name="ro1">
          <table:table-cell office:value-type="string" calcext:value-type="string">
            <text:p>Himmelbl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→0</text:p>
          </table:table-cell>
          <table:table-cell office:value-type="string" calcext:value-type="string">
            <text:p>(300,0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lta rispetto al massimo ma con delta iniziale = 0</text:p>
          </table:table-cell>
        </table:table-row>
        <table:table-row table:style-name="ro1">
          <table:table-cell table:style-name="ce1" office:value-type="string" calcext:value-type="string">
            <text:p>Shots</text:p>
          </table:table-cell>
          <table:table-cell table:style-name="ce1" office:value-type="string" calcext:value-type="string">
            <text:p>Episodes (Simulation Length)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tates above precision</text:p>
          </table:table-cell>
          <table:table-cell table:style-name="ce1" office:value-type="string" calcext:value-type="string">
            <text:p>States below precision</text:p>
          </table:table-cell>
          <table:table-cell table:style-name="ce1" office:value-type="string" calcext:value-type="string">
            <text:p>Percentage of Above Steps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9.15" calcext:value-type="float">
            <text:p>19.15</text:p>
          </table:table-cell>
          <table:table-cell office:value-type="float" office:value="30.85" calcext:value-type="float">
            <text:p>30.85</text:p>
          </table:table-cell>
          <table:table-cell table:formula="of:=[.D4]/[.A4]*100"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[.D5]/[.A5]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4.95" calcext:value-type="float">
            <text:p>34.95</text:p>
          </table:table-cell>
          <table:table-cell office:value-type="float" office:value="15.05" calcext:value-type="float">
            <text:p>15.05</text:p>
          </table:table-cell>
          <table:table-cell table:formula="of:=[.D6]/[.A6]*100"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3.65" calcext:value-type="float">
            <text:p>33.65</text:p>
          </table:table-cell>
          <table:table-cell office:value-type="float" office:value="16.35" calcext:value-type="float">
            <text:p>16.35</text:p>
          </table:table-cell>
          <table:table-cell table:formula="of:=[.D7]/[.A7]*100"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15.9" calcext:value-type="float">
            <text:p>15.9</text:p>
          </table:table-cell>
          <table:table-cell table:formula="of:=[.D8]/[.A8]*100"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16.5" calcext:value-type="float">
            <text:p>16.5</text:p>
          </table:table-cell>
          <table:table-cell table:formula="of:=[.D9]/[.A9]*100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2.1" calcext:value-type="float">
            <text:p>82.1</text:p>
          </table:table-cell>
          <table:table-cell office:value-type="float" office:value="17.9" calcext:value-type="float">
            <text:p>17.9</text:p>
          </table:table-cell>
          <table:table-cell table:formula="of:=[.D10]/[.A10]*100" office:value-type="float" office:value="82.1" calcext:value-type="float">
            <text:p>82.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3.65" calcext:value-type="float">
            <text:p>83.65</text:p>
          </table:table-cell>
          <table:table-cell office:value-type="float" office:value="16.35" calcext:value-type="float">
            <text:p>16.35</text:p>
          </table:table-cell>
          <table:table-cell table:formula="of:=[.D11]/[.A11]*100" office:value-type="float" office:value="83.65" calcext:value-type="float">
            <text:p>83.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2.55" calcext:value-type="float">
            <text:p>82.55</text:p>
          </table:table-cell>
          <table:table-cell office:value-type="float" office:value="17.45" calcext:value-type="float">
            <text:p>17.45</text:p>
          </table:table-cell>
          <table:table-cell table:formula="of:=[.D12]/[.A12]*100" office:value-type="float" office:value="82.55" calcext:value-type="float">
            <text:p>82.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4.15" calcext:value-type="float">
            <text:p>84.15</text:p>
          </table:table-cell>
          <table:table-cell office:value-type="float" office:value="15.85" calcext:value-type="float">
            <text:p>15.85</text:p>
          </table:table-cell>
          <table:table-cell table:formula="of:=[.D13]/[.A13]*100" office:value-type="float" office:value="84.15" calcext:value-type="float">
            <text:p>84.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16.6" calcext:value-type="float">
            <text:p>16.6</text:p>
          </table:table-cell>
          <table:table-cell table:formula="of:=[.D14]/[.A14]*100"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formula="of:=[.D15]/[.A15]*100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2.3" calcext:value-type="float">
            <text:p>132.3</text:p>
          </table:table-cell>
          <table:table-cell office:value-type="float" office:value="17.7" calcext:value-type="float">
            <text:p>17.7</text:p>
          </table:table-cell>
          <table:table-cell table:formula="of:=[.D16]/[.A16]*100" office:value-type="float" office:value="88.2" calcext:value-type="float">
            <text:p>88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3.7" calcext:value-type="float">
            <text:p>133.7</text:p>
          </table:table-cell>
          <table:table-cell office:value-type="float" office:value="16.3" calcext:value-type="float">
            <text:p>16.3</text:p>
          </table:table-cell>
          <table:table-cell table:formula="of:=[.D17]/[.A17]*100" office:value-type="float" office:value="89.1333333333333" calcext:value-type="float">
            <text:p>89.133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35.5" calcext:value-type="float">
            <text:p>135.5</text:p>
          </table:table-cell>
          <table:table-cell office:value-type="float" office:value="14.5" calcext:value-type="float">
            <text:p>14.5</text:p>
          </table:table-cell>
          <table:table-cell table:formula="of:=[.D18]/[.A18]*100" office:value-type="float" office:value="90.3333333333333" calcext:value-type="float">
            <text:p>90.333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32.8" calcext:value-type="float">
            <text:p>132.8</text:p>
          </table:table-cell>
          <table:table-cell office:value-type="float" office:value="17.2" calcext:value-type="float">
            <text:p>17.2</text:p>
          </table:table-cell>
          <table:table-cell table:formula="of:=[.D19]/[.A19]*100" office:value-type="float" office:value="88.5333333333334" calcext:value-type="float">
            <text:p>88.5333333333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table:formula="of:=[.D20]/[.A20]*100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32.25" calcext:value-type="float">
            <text:p>132.25</text:p>
          </table:table-cell>
          <table:table-cell office:value-type="float" office:value="17.75" calcext:value-type="float">
            <text:p>17.75</text:p>
          </table:table-cell>
          <table:table-cell table:formula="of:=[.D21]/[.A21]*100" office:value-type="float" office:value="88.1666666666667" calcext:value-type="float">
            <text:p>88.166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formula="of:=[.D22]/[.A22]*100"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1.65" calcext:value-type="float">
            <text:p>181.65</text:p>
          </table:table-cell>
          <table:table-cell office:value-type="float" office:value="18.35" calcext:value-type="float">
            <text:p>18.35</text:p>
          </table:table-cell>
          <table:table-cell table:formula="of:=[.D23]/[.A23]*100" office:value-type="float" office:value="90.825" calcext:value-type="float">
            <text:p>90.8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83.55" calcext:value-type="float">
            <text:p>183.55</text:p>
          </table:table-cell>
          <table:table-cell office:value-type="float" office:value="16.45" calcext:value-type="float">
            <text:p>16.45</text:p>
          </table:table-cell>
          <table:table-cell table:formula="of:=[.D24]/[.A24]*100" office:value-type="float" office:value="91.775" calcext:value-type="float">
            <text:p>91.7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82.85" calcext:value-type="float">
            <text:p>182.85</text:p>
          </table:table-cell>
          <table:table-cell office:value-type="float" office:value="17.15" calcext:value-type="float">
            <text:p>17.15</text:p>
          </table:table-cell>
          <table:table-cell table:formula="of:=[.D25]/[.A25]*100" office:value-type="float" office:value="91.425" calcext:value-type="float">
            <text:p>91.4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82.85" calcext:value-type="float">
            <text:p>182.85</text:p>
          </table:table-cell>
          <table:table-cell office:value-type="float" office:value="17.15" calcext:value-type="float">
            <text:p>17.15</text:p>
          </table:table-cell>
          <table:table-cell table:formula="of:=[.D26]/[.A26]*100" office:value-type="float" office:value="91.425" calcext:value-type="float">
            <text:p>91.4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4.55" calcext:value-type="float">
            <text:p>184.55</text:p>
          </table:table-cell>
          <table:table-cell office:value-type="float" office:value="15.45" calcext:value-type="float">
            <text:p>15.45</text:p>
          </table:table-cell>
          <table:table-cell table:formula="of:=[.D27]/[.A27]*100" office:value-type="float" office:value="92.275" calcext:value-type="float">
            <text:p>92.2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1.95" calcext:value-type="float">
            <text:p>231.95</text:p>
          </table:table-cell>
          <table:table-cell office:value-type="float" office:value="18.05" calcext:value-type="float">
            <text:p>18.05</text:p>
          </table:table-cell>
          <table:table-cell table:formula="of:=[.D28]/[.A28]*100" office:value-type="float" office:value="92.78" calcext:value-type="float">
            <text:p>92.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1.65" calcext:value-type="float">
            <text:p>231.65</text:p>
          </table:table-cell>
          <table:table-cell office:value-type="float" office:value="18.35" calcext:value-type="float">
            <text:p>18.35</text:p>
          </table:table-cell>
          <table:table-cell table:formula="of:=[.D29]/[.A29]*100" office:value-type="float" office:value="92.66" calcext:value-type="float">
            <text:p>92.6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/>
          <table:table-cell office:value-type="float" office:value="233.65" calcext:value-type="float">
            <text:p>233.65</text:p>
          </table:table-cell>
          <table:table-cell office:value-type="float" office:value="16.35" calcext:value-type="float">
            <text:p>16.35</text:p>
          </table:table-cell>
          <table:table-cell table:formula="of:=[.D30]/[.A30]*100" office:value-type="float" office:value="93.46" calcext:value-type="float">
            <text:p>93.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32.7" calcext:value-type="float">
            <text:p>232.7</text:p>
          </table:table-cell>
          <table:table-cell office:value-type="float" office:value="17.3" calcext:value-type="float">
            <text:p>17.3</text:p>
          </table:table-cell>
          <table:table-cell table:formula="of:=[.D31]/[.A31]*100" office:value-type="float" office:value="93.08" calcext:value-type="float">
            <text:p>93.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" calcext:value-type="float">
            <text:p>18</text:p>
          </table:table-cell>
          <table:table-cell table:formula="of:=[.D32]/[.A32]*100"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3.2" calcext:value-type="float">
            <text:p>233.2</text:p>
          </table:table-cell>
          <table:table-cell office:value-type="float" office:value="16.8" calcext:value-type="float">
            <text:p>16.8</text:p>
          </table:table-cell>
          <table:table-cell table:formula="of:=[.D33]/[.A33]*100" office:value-type="float" office:value="93.28" calcext:value-type="float">
            <text:p>93.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2.45" calcext:value-type="float">
            <text:p>482.45</text:p>
          </table:table-cell>
          <table:table-cell office:value-type="float" office:value="17.55" calcext:value-type="float">
            <text:p>17.55</text:p>
          </table:table-cell>
          <table:table-cell table:formula="of:=[.D34]/[.A34]*100" office:value-type="float" office:value="96.49" calcext:value-type="float">
            <text:p>96.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3.15" calcext:value-type="float">
            <text:p>483.15</text:p>
          </table:table-cell>
          <table:table-cell office:value-type="float" office:value="16.85" calcext:value-type="float">
            <text:p>16.85</text:p>
          </table:table-cell>
          <table:table-cell table:formula="of:=[.D35]/[.A35]*100" office:value-type="float" office:value="96.63" calcext:value-type="float">
            <text:p>96.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82.85" calcext:value-type="float">
            <text:p>482.85</text:p>
          </table:table-cell>
          <table:table-cell office:value-type="float" office:value="17.15" calcext:value-type="float">
            <text:p>17.15</text:p>
          </table:table-cell>
          <table:table-cell table:formula="of:=[.D36]/[.A36]*100" office:value-type="float" office:value="96.57" calcext:value-type="float">
            <text:p>96.5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/>
          <table:table-cell office:value-type="float" office:value="483.45" calcext:value-type="float">
            <text:p>483.45</text:p>
          </table:table-cell>
          <table:table-cell office:value-type="float" office:value="16.55" calcext:value-type="float">
            <text:p>16.55</text:p>
          </table:table-cell>
          <table:table-cell table:formula="of:=[.D37]/[.A37]*100" office:value-type="float" office:value="96.69" calcext:value-type="float">
            <text:p>96.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483.15" calcext:value-type="float">
            <text:p>483.15</text:p>
          </table:table-cell>
          <table:table-cell office:value-type="float" office:value="16.85" calcext:value-type="float">
            <text:p>16.85</text:p>
          </table:table-cell>
          <table:table-cell table:formula="of:=[.D38]/[.A38]*100" office:value-type="float" office:value="96.63" calcext:value-type="float">
            <text:p>96.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81.55" calcext:value-type="float">
            <text:p>481.55</text:p>
          </table:table-cell>
          <table:table-cell office:value-type="float" office:value="18.45" calcext:value-type="float">
            <text:p>18.45</text:p>
          </table:table-cell>
          <table:table-cell table:formula="of:=[.D39]/[.A39]*100" office:value-type="float" office:value="96.31" calcext:value-type="float">
            <text:p>96.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31.65" calcext:value-type="float">
            <text:p>731.65</text:p>
          </table:table-cell>
          <table:table-cell office:value-type="float" office:value="18.35" calcext:value-type="float">
            <text:p>18.35</text:p>
          </table:table-cell>
          <table:table-cell table:formula="of:=[.D40]/[.A40]*100" office:value-type="float" office:value="97.5533333333333" calcext:value-type="float">
            <text:p>97.55333333333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3.55" calcext:value-type="float">
            <text:p>733.55</text:p>
          </table:table-cell>
          <table:table-cell office:value-type="float" office:value="16.45" calcext:value-type="float">
            <text:p>16.45</text:p>
          </table:table-cell>
          <table:table-cell table:formula="of:=[.D41]/[.A41]*100" office:value-type="float" office:value="97.8066666666667" calcext:value-type="float">
            <text:p>97.80666666666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733.2" calcext:value-type="float">
            <text:p>733.2</text:p>
          </table:table-cell>
          <table:table-cell office:value-type="float" office:value="16.8" calcext:value-type="float">
            <text:p>16.8</text:p>
          </table:table-cell>
          <table:table-cell table:formula="of:=[.D42]/[.A42]*100" office:value-type="float" office:value="97.76" calcext:value-type="float">
            <text:p>97.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732.8" calcext:value-type="float">
            <text:p>732.8</text:p>
          </table:table-cell>
          <table:table-cell office:value-type="float" office:value="17.2" calcext:value-type="float">
            <text:p>17.2</text:p>
          </table:table-cell>
          <table:table-cell table:formula="of:=[.D43]/[.A43]*100" office:value-type="float" office:value="97.7066666666667" calcext:value-type="float">
            <text:p>97.7066666666667</text:p>
          </table:table-cell>
        </table:table-row>
        <table:table-row table:style-name="ro1">
          <table:table-cell table:number-columns-repeated="2" office:value-type="float" office:value="750" calcext:value-type="float">
            <text:p>750</text:p>
          </table:table-cell>
          <table:table-cell/>
          <table:table-cell office:value-type="float" office:value="733.7" calcext:value-type="float">
            <text:p>733.7</text:p>
          </table:table-cell>
          <table:table-cell office:value-type="float" office:value="16.3" calcext:value-type="float">
            <text:p>16.3</text:p>
          </table:table-cell>
          <table:table-cell table:formula="of:=[.D44]/[.A44]*100" office:value-type="float" office:value="97.8266666666667" calcext:value-type="float">
            <text:p>97.82666666666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2.25" calcext:value-type="float">
            <text:p>732.25</text:p>
          </table:table-cell>
          <table:table-cell office:value-type="float" office:value="17.75" calcext:value-type="float">
            <text:p>17.75</text:p>
          </table:table-cell>
          <table:table-cell table:formula="of:=[.D45]/[.A45]*100" office:value-type="float" office:value="97.6333333333333" calcext:value-type="float">
            <text:p>97.6333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82.35" calcext:value-type="float">
            <text:p>982.35</text:p>
          </table:table-cell>
          <table:table-cell office:value-type="float" office:value="17.65" calcext:value-type="float">
            <text:p>17.65</text:p>
          </table:table-cell>
          <table:table-cell table:formula="of:=[.D46]/[.A46]*100" office:value-type="float" office:value="98.235" calcext:value-type="float">
            <text:p>98.2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4.05" calcext:value-type="float">
            <text:p>984.05</text:p>
          </table:table-cell>
          <table:table-cell office:value-type="float" office:value="15.95" calcext:value-type="float">
            <text:p>15.95</text:p>
          </table:table-cell>
          <table:table-cell table:formula="of:=[.D47]/[.A47]*100" office:value-type="float" office:value="98.405" calcext:value-type="float">
            <text:p>98.4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981.8" calcext:value-type="float">
            <text:p>981.8</text:p>
          </table:table-cell>
          <table:table-cell office:value-type="float" office:value="18.2" calcext:value-type="float">
            <text:p>18.2</text:p>
          </table:table-cell>
          <table:table-cell table:formula="of:=[.D48]/[.A48]*100" office:value-type="float" office:value="98.18" calcext:value-type="float">
            <text:p>98.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982.9" calcext:value-type="float">
            <text:p>982.9</text:p>
          </table:table-cell>
          <table:table-cell office:value-type="float" office:value="17.1" calcext:value-type="float">
            <text:p>17.1</text:p>
          </table:table-cell>
          <table:table-cell table:formula="of:=[.D49]/[.A49]*100" office:value-type="float" office:value="98.29" calcext:value-type="float">
            <text:p>98.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983.25" calcext:value-type="float">
            <text:p>983.25</text:p>
          </table:table-cell>
          <table:table-cell office:value-type="float" office:value="16.75" calcext:value-type="float">
            <text:p>16.75</text:p>
          </table:table-cell>
          <table:table-cell table:formula="of:=[.D50]/[.A50]*100" office:value-type="float" office:value="98.325" calcext:value-type="float">
            <text:p>98.32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981.65" calcext:value-type="float">
            <text:p>981.65</text:p>
          </table:table-cell>
          <table:table-cell office:value-type="float" office:value="18.35" calcext:value-type="float">
            <text:p>18.35</text:p>
          </table:table-cell>
          <table:table-cell table:formula="of:=[.D51]/[.A51]*100" office:value-type="float" office:value="98.165" calcext:value-type="float">
            <text:p>98.16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31.8" calcext:value-type="float">
            <text:p>1231.8</text:p>
          </table:table-cell>
          <table:table-cell office:value-type="float" office:value="18.2" calcext:value-type="float">
            <text:p>18.2</text:p>
          </table:table-cell>
          <table:table-cell table:formula="of:=[.D52]/[.A52]*100" office:value-type="float" office:value="98.544" calcext:value-type="float">
            <text:p>98.54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31.3" calcext:value-type="float">
            <text:p>1231.3</text:p>
          </table:table-cell>
          <table:table-cell office:value-type="float" office:value="18.7" calcext:value-type="float">
            <text:p>18.7</text:p>
          </table:table-cell>
          <table:table-cell table:formula="of:=[.D53]/[.A53]*100" office:value-type="float" office:value="98.504" calcext:value-type="float">
            <text:p>98.50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232.55" calcext:value-type="float">
            <text:p>1232.55</text:p>
          </table:table-cell>
          <table:table-cell office:value-type="float" office:value="17.45" calcext:value-type="float">
            <text:p>17.45</text:p>
          </table:table-cell>
          <table:table-cell table:formula="of:=[.D54]/[.A54]*100" office:value-type="float" office:value="98.604" calcext:value-type="float">
            <text:p>98.60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32.9" calcext:value-type="float">
            <text:p>1232.9</text:p>
          </table:table-cell>
          <table:table-cell office:value-type="float" office:value="17.0999999999999" calcext:value-type="float">
            <text:p>17.0999999999999</text:p>
          </table:table-cell>
          <table:table-cell table:formula="of:=[.D55]/[.A55]*100" office:value-type="float" office:value="98.632" calcext:value-type="float">
            <text:p>98.63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231.15" calcext:value-type="float">
            <text:p>1231.15</text:p>
          </table:table-cell>
          <table:table-cell office:value-type="float" office:value="18.8499999999999" calcext:value-type="float">
            <text:p>18.8499999999999</text:p>
          </table:table-cell>
          <table:table-cell table:formula="of:=[.D56]/[.A56]*100" office:value-type="float" office:value="98.492" calcext:value-type="float">
            <text:p>98.49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32.05" calcext:value-type="float">
            <text:p>1232.05</text:p>
          </table:table-cell>
          <table:table-cell office:value-type="float" office:value="17.95" calcext:value-type="float">
            <text:p>17.95</text:p>
          </table:table-cell>
          <table:table-cell table:formula="of:=[.D57]/[.A57]*100" office:value-type="float" office:value="98.564" calcext:value-type="float">
            <text:p>98.5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84.45" calcext:value-type="float">
            <text:p>1484.45</text:p>
          </table:table-cell>
          <table:table-cell office:value-type="float" office:value="15.55" calcext:value-type="float">
            <text:p>15.55</text:p>
          </table:table-cell>
          <table:table-cell table:formula="of:=[.D58]/[.A58]*100" office:value-type="float" office:value="98.9633333333333" calcext:value-type="float">
            <text:p>98.96333333333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82.95" calcext:value-type="float">
            <text:p>1482.95</text:p>
          </table:table-cell>
          <table:table-cell office:value-type="float" office:value="17.05" calcext:value-type="float">
            <text:p>17.05</text:p>
          </table:table-cell>
          <table:table-cell table:formula="of:=[.D59]/[.A59]*100" office:value-type="float" office:value="98.8633333333333" calcext:value-type="float">
            <text:p>98.86333333333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482.95" calcext:value-type="float">
            <text:p>1482.95</text:p>
          </table:table-cell>
          <table:table-cell office:value-type="float" office:value="17.05" calcext:value-type="float">
            <text:p>17.05</text:p>
          </table:table-cell>
          <table:table-cell table:formula="of:=[.D60]/[.A60]*100" office:value-type="float" office:value="98.8633333333333" calcext:value-type="float">
            <text:p>98.86333333333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483.2" calcext:value-type="float">
            <text:p>1483.2</text:p>
          </table:table-cell>
          <table:table-cell office:value-type="float" office:value="16.8" calcext:value-type="float">
            <text:p>16.8</text:p>
          </table:table-cell>
          <table:table-cell table:formula="of:=[.D61]/[.A61]*100" office:value-type="float" office:value="98.88" calcext:value-type="float">
            <text:p>98.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482.45" calcext:value-type="float">
            <text:p>1482.45</text:p>
          </table:table-cell>
          <table:table-cell office:value-type="float" office:value="17.55" calcext:value-type="float">
            <text:p>17.55</text:p>
          </table:table-cell>
          <table:table-cell table:formula="of:=[.D62]/[.A62]*100" office:value-type="float" office:value="98.83" calcext:value-type="float">
            <text:p>98.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482.2" calcext:value-type="float">
            <text:p>1482.2</text:p>
          </table:table-cell>
          <table:table-cell office:value-type="float" office:value="17.8" calcext:value-type="float">
            <text:p>17.8</text:p>
          </table:table-cell>
          <table:table-cell table:formula="of:=[.D63]/[.A63]*100" office:value-type="float" office:value="98.8133333333333" calcext:value-type="float">
            <text:p>98.813333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7" calcext:value-type="float">
            <text:p>17</text:p>
          </table:table-cell>
          <table:table-cell table:formula="of:=[.D64]/[.A64]*100" office:value-type="float" office:value="99.15" calcext:value-type="float">
            <text:p>99.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81.45" calcext:value-type="float">
            <text:p>1981.45</text:p>
          </table:table-cell>
          <table:table-cell office:value-type="float" office:value="18.55" calcext:value-type="float">
            <text:p>18.55</text:p>
          </table:table-cell>
          <table:table-cell table:formula="of:=[.D65]/[.A65]*100" office:value-type="float" office:value="99.0725" calcext:value-type="float">
            <text:p>99.07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82.95" calcext:value-type="float">
            <text:p>1982.95</text:p>
          </table:table-cell>
          <table:table-cell office:value-type="float" office:value="17.05" calcext:value-type="float">
            <text:p>17.05</text:p>
          </table:table-cell>
          <table:table-cell table:formula="of:=[.D66]/[.A66]*100" office:value-type="float" office:value="99.1475" calcext:value-type="float">
            <text:p>99.14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981.7" calcext:value-type="float">
            <text:p>1981.7</text:p>
          </table:table-cell>
          <table:table-cell office:value-type="float" office:value="18.3" calcext:value-type="float">
            <text:p>18.3</text:p>
          </table:table-cell>
          <table:table-cell table:formula="of:=[.D67]/[.A67]*100" office:value-type="float" office:value="99.085" calcext:value-type="float">
            <text:p>99.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981.05" calcext:value-type="float">
            <text:p>1981.05</text:p>
          </table:table-cell>
          <table:table-cell office:value-type="float" office:value="18.95" calcext:value-type="float">
            <text:p>18.95</text:p>
          </table:table-cell>
          <table:table-cell table:formula="of:=[.D68]/[.A68]*100" office:value-type="float" office:value="99.0525" calcext:value-type="float">
            <text:p>99.05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82.2" calcext:value-type="float">
            <text:p>1982.2</text:p>
          </table:table-cell>
          <table:table-cell office:value-type="float" office:value="17.8" calcext:value-type="float">
            <text:p>17.8</text:p>
          </table:table-cell>
          <table:table-cell table:formula="of:=[.D69]/[.A69]*100" office:value-type="float" office:value="99.11" calcext:value-type="float">
            <text:p>99.11</text:p>
          </table:table-cell>
        </table:table-row>
      </table:table>
      <table:table table:name="Delta Precedente" table:style-name="ta1">
        <table:table-column table:style-name="co1" table:default-cell-style-name="Default"/>
        <table:table-row table:style-name="ro1">
          <table:table-cell office:value-type="string" calcext:value-type="string">
            <text:p>DELTA RISPETTO AL PUNTO PRECEDENTE E NON RISPETTO AL MASS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1:44:44.474891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1:44:46.941490925</meta:creation-date>
    <meta:editing-duration>PT28M38S</meta:editing-duration>
    <meta:editing-cycles>3</meta:editing-cycles>
    <meta:generator>LibreOffice/6.0.2.1.0$Linux_X86_64 LibreOffice_project/00m0$Build-1</meta:generator>
    <dc:date>2018-03-09T13:54:24.590693581</dc:date>
    <meta:document-statistic meta:table-count="3" meta:cell-count="3933" meta:object-count="0"/>
  </office:meta>
</office:document-meta>
</file>